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table:number-columns-repeated="2"/>
          <table:table-cell table:formula="of:=SUM([.B2:.F2])" office:value-type="float" office:value="14800">
            <text:p>14800</text:p>
          </table:table-cell>
          <table:table-cell table:style-name="ce8" table:formula="of:=SUM([.B20:.F20])" office:value-type="float" office:value="925">
            <text:p>925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925">
            <text:p>925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+[.K2] -[.B2] -[.C2]" office:value-type="float" office:value="46050">
            <text:p>4605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:.F20])" office:value-type="float" office:value="925">
            <text:p>925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662.5">
            <text:p>662.5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925">
            <text:p>925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925">
            <text:p>925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925">
            <text:p>925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925">
            <text:p>925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925">
            <text:p>92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925">
            <text:p>925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925">
            <text:p>925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925">
            <text:p>925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600">
            <text:p>600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20])" office:value-type="float" office:value="0">
            <text:p>0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 office:value-type="string">
            <text:p>- Հասմիկ Դ</text:p>
          </table:table-cell>
          <table:table-cell table:number-columns-repeated="2"/>
          <table:table-cell table:style-name="Default"/>
          <table:table-cell table:formula="of:=SUM([.B20:.E20])" office:value-type="float" office:value="925">
            <text:p>925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925">
            <text:p>925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925">
            <text:p>925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587.5">
            <text:p>587.5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6" office:value-type="float" office:value="0">
            <text:p>0</text:p>
          </table:table-cell>
          <table:table-cell table:style-name="ce2" table:formula="of:=[.F2]/14" office:value-type="float" office:value="0">
            <text:p>0</text:p>
          </table:table-cell>
          <table:table-cell table:style-name="Default"/>
          <table:table-cell table:style-name="ce2" table:formula="of:=SUM([.H2:.H19])" office:value-type="float" office:value="14800">
            <text:p>14800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/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7"/>
          <table:table-cell table:style-name="ce9" table:number-columns-repeated="2"/>
        </table:table-row>
        <table:table-row table:style-name="ro12">
          <table:table-cell table:number-columns-repeated="9"/>
          <table:table-cell table:style-name="ce9" table:number-columns-repeated="2"/>
        </table:table-row>
        <table:table-row table:style-name="ro12" table:number-rows-repeated="3">
          <table:table-cell table:number-columns-repeated="11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table:number-columns-repeated="2"/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number-columns-repeated="4"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number-columns-repeated="4"/>
        </table:table-row>
        <table:table-row table:style-name="ro12">
          <table:table-cell table:number-columns-repeated="2"/>
          <table:table-cell table:style-name="ce8"/>
          <table:table-cell table:number-columns-repeated="3"/>
          <table:table-cell table:style-name="Default"/>
          <table:table-cell table:number-columns-repeated="4"/>
        </table:table-row>
        <table:table-row table:style-name="ro12">
          <table:table-cell table:number-columns-repeated="6"/>
          <table:table-cell table:style-name="Default"/>
          <table:table-cell table:number-columns-repeated="4"/>
        </table:table-row>
        <table:table-row table:style-name="ro12" table:number-rows-repeated="2">
          <table:table-cell table:number-columns-repeated="5"/>
          <table:table-cell table:style-name="ce8"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11:0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12T11:05:17</dc:date>
    <meta:editing-duration>P1DT35M48S</meta:editing-duration>
    <meta:editing-cycles>727</meta:editing-cycles>
    <meta:generator>OpenOffice/4.1.1$Unix OpenOffice.org_project/411m6$Build-9775</meta:generator>
    <dc:creator>employee employee</dc:creator>
    <meta:document-statistic meta:table-count="6" meta:cell-count="1547" meta:object-count="0"/>
  </office:meta>
</office:document-meta>
</file>